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ra-Bold" svg:font-family="Albra-Bol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Slab" svg:font-family="'Roboto Slab', serif"/>
  </office:font-face-decls>
  <office:automatic-styles>
    <style:style style:name="P1" style:family="paragraph" style:parent-style-name="Heading_20_1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style:font-name="DejaVu Sans" fo:font-size="16pt" officeooo:paragraph-rsid="001aedbd" style:font-size-asian="16pt" style:font-size-complex="16pt" loext:padding="0in" loext:border="none"/>
    </style:style>
    <style:style style:name="P2" style:family="paragraph" style:parent-style-name="Standard">
      <style:paragraph-properties fo:line-height="100%"/>
      <style:text-properties style:font-name="DejaVu Sans" fo:font-size="16pt" style:font-size-asian="16pt" style:font-size-complex="16pt"/>
    </style:style>
    <style:style style:name="P3" style:family="paragraph" style:parent-style-name="Standard">
      <style:paragraph-properties fo:line-height="100%"/>
    </style:style>
    <style:style style:name="P4" style:family="paragraph" style:parent-style-name="Text_20_body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bold" style:font-size-asian="16pt" style:font-size-complex="16pt" loext:padding="0in" loext:border="none"/>
    </style:style>
    <style:style style:name="P5" style:family="paragraph" style:parent-style-name="Text_20_body" style:list-style-name="L1">
      <style:paragraph-properties fo:margin-left="0in" fo:margin-right="0in" fo:margin-top="0in" fo:margin-bottom="0.1665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style:font-size-asian="16pt" style:font-size-complex="16pt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variant="normal" fo:text-transform="none" style:font-name="DejaVu Sans" fo:font-size="16pt" fo:font-style="normal" fo:font-weight="normal" style:font-size-asian="16pt" style:font-size-complex="16pt"/>
    </style:style>
    <style:style style:name="P7" style:family="paragraph" style:parent-style-name="Text_20_body">
      <style:paragraph-properties fo:margin-left="0in" fo:margin-right="0.3335in" fo:margin-top="0in" fo:margin-bottom="0in" style:contextual-spacing="false" fo:line-height="100%" fo:text-indent="0in" style:auto-text-indent="false" fo:padding="0in" fo:border="none"/>
      <style:text-properties style:font-name="DejaVu Sans" fo:font-size="16pt" officeooo:paragraph-rsid="001aedbd" style:font-size-asian="16pt" style:font-size-complex="16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vid-Test für Reisende</text:h>
      <text:p text:style-name="P7"/>
      <text:p text:style-name="P4">Wähle zwischen dem Besuch im Bern Testzentrum oder dem Test direkt am Flughafen Zürich. Die günstigsten PCR und Antigen Tests der Schweiz findest du hier!</text:p>
      <text:p text:style-name="P2"/>
      <text:list xml:id="list1694207660" text:style-name="L1">
        <text:list-item>
          <text:p text:style-name="P5">Angebotene Tests an diesem Standort:<text:line-break/>Speichel-RT-PCR ✓<text:line-break/>Antigen-Schnelltest ✓</text:p>
        </text:list-item>
        <text:list-item>
          <text:p text:style-name="P5">Verkehrsgünstig direkt am Flughafen Zürich oder Bahnhof Bern gelegen</text:p>
        </text:list-item>
        <text:list-item>
          <text:p text:style-name="P6">Täglich geöffnet von 7:00 - 21:00 Uhr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ra-Bold" svg:font-family="Albra-Bol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Roboto Slab" svg:font-family="'Roboto Slab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3:38:31.697313654</meta:creation-date>
    <dc:date>2022-11-25T13:39:26.264142281</dc:date>
    <meta:editing-duration>PT55S</meta:editing-duration>
    <meta:editing-cycles>1</meta:editing-cycles>
    <meta:document-statistic meta:table-count="0" meta:image-count="0" meta:object-count="0" meta:page-count="1" meta:paragraph-count="5" meta:word-count="56" meta:character-count="361" meta:non-whitespace-character-count="313"/>
    <meta:generator>LibreOffice/7.3.7.2$Linux_X86_64 LibreOffice_project/30$Build-2</meta:generator>
  </office:meta>
</office:document-meta>
</file>